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bour doesn’t agree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table:formula="of:=[.A2]"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bour agrees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5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2]" office:value-type="float" office:value="0.9" calcext:value-type="float">
            <text:p>0.9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8]*[.B8]" office:value-type="float" office:value="0.81" calcext:value-type="float">
            <text:p>0.8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2]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1]*[.B11]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</text:p>
          </table:table-cell>
          <table:table-cell table:number-columns-repeated="9"/>
        </table:table-row>
        <table:table-row table:style-name="ro1">
          <table:table-cell table:formula="of:=[.G8]"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3" table:formula="of:=[.A14]*[.B14]" office:value-type="float" office:value="0.0405" calcext:value-type="float">
            <text:p>0.04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agrees</text:p>
          </table:table-cell>
          <table:table-cell table:number-columns-repeated="9"/>
        </table:table-row>
        <table:table-row table:style-name="ro1">
          <table:table-cell table:formula="of:=[.G14]" office:value-type="float" office:value="0.0405" calcext:value-type="float">
            <text:p>0.040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17]*[.B17]" office:value-type="float" office:value="0.03645" calcext:value-type="float">
            <text:p>0.036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disagrees</text:p>
          </table:table-cell>
          <table:table-cell table:number-columns-repeated="9"/>
        </table:table-row>
        <table:table-row table:style-name="ro1">
          <table:table-cell table:formula="of:=[.G14]" office:value-type="float" office:value="0.0405" calcext:value-type="float">
            <text:p>0.040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20]*[.B20]" office:value-type="float" office:value="0.00405" calcext:value-type="float">
            <text:p>0.004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Agrees</text:p>
          </table:table-cell>
          <table:table-cell table:number-columns-repeated="9"/>
        </table:table-row>
        <table:table-row table:style-name="ro1">
          <table:table-cell table:formula="of:=[.G17]" office:value-type="float" office:value="0.03645" calcext:value-type="float">
            <text:p>0.0364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23]*[.B23]" office:value-type="float" office:value="0.018225" calcext:value-type="float">
            <text:p>0.0182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Disagrees</text:p>
          </table:table-cell>
          <table:table-cell table:number-columns-repeated="9"/>
        </table:table-row>
        <table:table-row table:style-name="ro1">
          <table:table-cell table:formula="of:=[.G17]" office:value-type="float" office:value="0.03645" calcext:value-type="float">
            <text:p>0.0364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26]*[.B26]" office:value-type="float" office:value="0.018225" calcext:value-type="float">
            <text:p>0.0182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DUP furious</text:p>
          </table:table-cell>
          <table:table-cell table:number-columns-repeated="9"/>
        </table:table-row>
        <table:table-row table:style-name="ro1">
          <table:table-cell table:formula="of:=[.G20]" office:value-type="float" office:value="0.00405" calcext:value-type="float">
            <text:p>0.00405</text:p>
          </table:table-cell>
          <table:table-cell table:number-columns-repeated="5"/>
          <table:table-cell table:style-name="ce3" table:formula="of:=[.A29]" office:value-type="float" office:value="0.00405" calcext:value-type="float">
            <text:p>0.00405</text:p>
          </table:table-cell>
          <table:table-cell table:number-columns-repeated="3"/>
        </table:table-row>
        <table:table-row table:style-name="ro1">
          <table:table-cell table:formula="of:=[.G26]" office:value-type="float" office:value="0.018225" calcext:value-type="float">
            <text:p>0.018225</text:p>
          </table:table-cell>
          <table:table-cell table:number-columns-repeated="5"/>
          <table:table-cell table:style-name="ce3" table:formula="of:=[.A30]" office:value-type="float" office:value="0.018225" calcext:value-type="float">
            <text:p>0.0182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29:.G30])" office:value-type="float" office:value="0.022275" calcext:value-type="float">
            <text:p>0.022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ri food backstop</text:p>
          </table:table-cell>
          <table:table-cell table:number-columns-repeated="9"/>
        </table:table-row>
        <table:table-row table:style-name="ro1">
          <table:table-cell table:formula="of:=[.G8]"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[.A33]*[.B33]" office:value-type="float" office:value="0.0405" calcext:value-type="float">
            <text:p>0.04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agrees</text:p>
          </table:table-cell>
          <table:table-cell table:number-columns-repeated="9"/>
        </table:table-row>
        <table:table-row table:style-name="ro1">
          <table:table-cell table:formula="of:=[.G33]" office:value-type="float" office:value="0.0405" calcext:value-type="float">
            <text:p>0.040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36]*[.B36]" office:value-type="float" office:value="0.01215" calcext:value-type="float">
            <text:p>0.012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disagrees</text:p>
          </table:table-cell>
          <table:table-cell table:number-columns-repeated="9"/>
        </table:table-row>
        <table:table-row table:style-name="ro1">
          <table:table-cell table:formula="of:=[.G33]" office:value-type="float" office:value="0.0405" calcext:value-type="float">
            <text:p>0.040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39]*[.B39]" office:value-type="float" office:value="0.02835" calcext:value-type="float">
            <text:p>0.028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1215" calcext:value-type="float">
            <text:p>0.0121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42]*[.B42]" office:value-type="float" office:value="0.008505" calcext:value-type="float">
            <text:p>0.0085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Dis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1215" calcext:value-type="float">
            <text:p>0.0121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45]*[.B45]" office:value-type="float" office:value="0.003645" calcext:value-type="float">
            <text:p>0.0036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</text:p>
          </table:table-cell>
          <table:table-cell table:number-columns-repeated="9"/>
        </table:table-row>
        <table:table-row table:style-name="ro1">
          <table:table-cell table:formula="of:=[.G8]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48]*[.B48]" office:value-type="float" office:value="0.648" calcext:value-type="float">
            <text:p>0.6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OK</text:p>
          </table:table-cell>
          <table:table-cell table:number-columns-repeated="9"/>
        </table:table-row>
        <table:table-row table:style-name="ro1">
          <table:table-cell table:formula="of:=[.G48]" office:value-type="float" office:value="0.648" calcext:value-type="float">
            <text:p>0.64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51]*[.B51]" office:value-type="float" office:value="0.1944" calcext:value-type="float">
            <text:p>0.19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only after 31 Oct</text:p>
          </table:table-cell>
          <table:table-cell table:number-columns-repeated="9"/>
        </table:table-row>
        <table:table-row table:style-name="ro1">
          <table:table-cell table:formula="of:=[.G48]" office:value-type="float" office:value="0.648" calcext:value-type="float">
            <text:p>0.64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ce3" table:formula="of:=[.A54]*[.B54]" office:value-type="float" office:value="0.3888" calcext:value-type="float">
            <text:p>0.38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doesn’t trust</text:p>
          </table:table-cell>
          <table:table-cell table:number-columns-repeated="9"/>
        </table:table-row>
        <table:table-row table:style-name="ro1">
          <table:table-cell table:formula="of:=[.G48]" office:value-type="float" office:value="0.648" calcext:value-type="float">
            <text:p>0.64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57]*[.B57]" office:value-type="float" office:value="0.0648" calcext:value-type="float">
            <text:p>0.06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Johnson doesn’t keep word – goes for 16 Oct</text:p>
          </table:table-cell>
          <table:table-cell table:number-columns-repeated="9"/>
        </table:table-row>
        <table:table-row table:style-name="ro1">
          <table:table-cell table:formula="of:=[.G54]" office:value-type="float" office:value="0.3888" calcext:value-type="float">
            <text:p>0.388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60]*[.B60]" office:value-type="float" office:value="0.03888" calcext:value-type="float">
            <text:p>0.038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Johnson keeps word, after 31 Oct</text:p>
          </table:table-cell>
          <table:table-cell table:number-columns-repeated="9"/>
        </table:table-row>
        <table:table-row table:style-name="ro1">
          <table:table-cell table:formula="of:=[.G54]" office:value-type="float" office:value="0.3888" calcext:value-type="float">
            <text:p>0.3888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63]*[.B63]" office:value-type="float" office:value="0.34992" calcext:value-type="float">
            <text:p>0.3499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b no leg route, Johnson doesn’t keep word</text:p>
          </table:table-cell>
          <table:table-cell table:number-columns-repeated="9"/>
        </table:table-row>
        <table:table-row table:style-name="ro1">
          <table:table-cell table:formula="of:=[.G5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66]*[.B66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b no leg route, Johnson does keep word</text:p>
          </table:table-cell>
          <table:table-cell table:number-columns-repeated="9"/>
        </table:table-row>
        <table:table-row table:style-name="ro1">
          <table:table-cell table:formula="of:=[.G5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69]*[.B69]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L crisis routes lead to VONC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around 14 Oct</text:p>
          </table:table-cell>
          <table:table-cell table:number-columns-repeated="9"/>
        </table:table-row>
        <table:table-row table:style-name="ro1">
          <table:table-cell table:formula="of:=[.G31]" office:value-type="float" office:value="0.022275" calcext:value-type="float">
            <text:p>0.022275</text:p>
          </table:table-cell>
          <table:table-cell table:number-columns-repeated="5"/>
          <table:table-cell table:formula="of:=[.A74]" office:value-type="float" office:value="0.022275" calcext:value-type="float">
            <text:p>0.022275</text:p>
          </table:table-cell>
          <table:table-cell table:number-columns-repeated="3"/>
        </table:table-row>
        <table:table-row table:style-name="ro1">
          <table:table-cell table:formula="of:=[.G8]" office:value-type="float" office:value="0.81" calcext:value-type="float">
            <text:p>0.81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75]*[.B75]" office:value-type="float" office:value="0.081" calcext:value-type="float">
            <text:p>0.081</text:p>
          </table:table-cell>
          <table:table-cell table:number-columns-repeated="3"/>
        </table:table-row>
        <table:table-row table:style-name="ro1">
          <table:table-cell table:formula="of:=[.G11]" office:value-type="float" office:value="0.09" calcext:value-type="float">
            <text:p>0.09</text:p>
          </table:table-cell>
          <table:table-cell table:number-columns-repeated="5"/>
          <table:table-cell table:formula="of:=[.A76]" office:value-type="float" office:value="0.09" calcext:value-type="float">
            <text:p>0.09</text:p>
          </table:table-cell>
          <table:table-cell table:number-columns-repeated="3"/>
        </table:table-row>
        <table:table-row table:style-name="ro1">
          <table:table-cell table:formula="of:=[.G66]" office:value-type="float" office:value="0.03" calcext:value-type="float">
            <text:p>0.03</text:p>
          </table:table-cell>
          <table:table-cell table:number-columns-repeated="5"/>
          <table:table-cell table:formula="of:=[.A77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4:.G77])" office:value-type="float" office:value="0.223275" calcext:value-type="float">
            <text:p>0.22327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8]" office:value-type="float" office:value="0.223275" calcext:value-type="float">
            <text:p>0.2232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81]*[.B81]" office:value-type="float" office:value="0.1562925" calcext:value-type="float">
            <text:p>0.15629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8]" office:value-type="float" office:value="0.223275" calcext:value-type="float">
            <text:p>0.2232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84]*[.B84]" office:value-type="float" office:value="0.0669825" calcext:value-type="float">
            <text:p>0.06698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</text:p>
          </table:table-cell>
          <table:table-cell table:number-columns-repeated="9"/>
        </table:table-row>
        <table:table-row table:style-name="ro1">
          <table:table-cell table:formula="of:=[.G81]" office:value-type="float" office:value="0.1562925" calcext:value-type="float">
            <text:p>0.156292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87]*[.B87]" office:value-type="float" office:value="0.01562925" calcext:value-type="float">
            <text:p>0.015629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passes</text:p>
          </table:table-cell>
          <table:table-cell table:number-columns-repeated="9"/>
        </table:table-row>
        <table:table-row table:style-name="ro1">
          <table:table-cell table:formula="of:=[.G87]" office:value-type="float" office:value="0.01562925" calcext:value-type="float">
            <text:p>0.0156292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90]*[.B90]" office:value-type="float" office:value="0.014066325" calcext:value-type="float">
            <text:p>0.0140663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fails</text:p>
          </table:table-cell>
          <table:table-cell table:number-columns-repeated="9"/>
        </table:table-row>
        <table:table-row table:style-name="ro1">
          <table:table-cell table:formula="of:=[.G87]" office:value-type="float" office:value="0.01562925" calcext:value-type="float">
            <text:p>0.0156292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93]*[.B93]" office:value-type="float" office:value="0.001562925" calcext:value-type="float">
            <text:p>0.0015629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dmin and GE</text:p>
          </table:table-cell>
          <table:table-cell table:number-columns-repeated="9"/>
        </table:table-row>
        <table:table-row table:style-name="ro1">
          <table:table-cell table:formula="of:=[.G81]" office:value-type="float" office:value="0.1562925" calcext:value-type="float">
            <text:p>0.15629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96]*[.B96]" office:value-type="float" office:value="0.04688775" calcext:value-type="float">
            <text:p>0.04688775</text:p>
          </table:table-cell>
          <table:table-cell table:number-columns-repeated="3"/>
        </table:table-row>
        <table:table-row table:style-name="ro1">
          <table:table-cell table:formula="of:=[.G81]" office:value-type="float" office:value="0.1562925" calcext:value-type="float">
            <text:p>0.15629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97]*[.B97]" office:value-type="float" office:value="0.04688775" calcext:value-type="float">
            <text:p>0.046887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6:.G97])" office:value-type="float" office:value="0.0937755000000001" calcext:value-type="float">
            <text:p>0.0937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im and PV</text:p>
          </table:table-cell>
          <table:table-cell table:number-columns-repeated="9"/>
        </table:table-row>
        <table:table-row table:style-name="ro1">
          <table:table-cell table:formula="of:=[.G81]" office:value-type="float" office:value="0.1562925" calcext:value-type="float">
            <text:p>0.156292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00]*[.B100]" office:value-type="float" office:value="0.0312585" calcext:value-type="float">
            <text:p>0.031258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nd May’s Deal</text:p>
          </table:table-cell>
          <table:table-cell table:number-columns-repeated="9"/>
        </table:table-row>
        <table:table-row table:style-name="ro1">
          <table:table-cell table:formula="of:=[.G81]" office:value-type="float" office:value="0.1562925" calcext:value-type="float">
            <text:p>0.156292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3]*[.B103]" office:value-type="float" office:value="0.01562925" calcext:value-type="float">
            <text:p>0.015629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refuses last min ext</text:p>
          </table:table-cell>
          <table:table-cell table:number-columns-repeated="9"/>
        </table:table-row>
        <table:table-row table:style-name="ro1">
          <table:table-cell table:formula="of:=[.G45]" office:value-type="float" office:value="0.003645" calcext:value-type="float">
            <text:p>0.00364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6]*[.B106]" office:value-type="float" office:value="0.0010935" calcext:value-type="float">
            <text:p>0.0010935</text:p>
          </table:table-cell>
          <table:table-cell table:number-columns-repeated="3"/>
        </table:table-row>
        <table:table-row table:style-name="ro1">
          <table:table-cell table:formula="of:=[.G39]" office:value-type="float" office:value="0.02835" calcext:value-type="float">
            <text:p>0.0283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7]*[.B107]" office:value-type="float" office:value="0.008505" calcext:value-type="float">
            <text:p>0.00850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6:.G107])" office:value-type="float" office:value="0.00959850000000001" calcext:value-type="float">
            <text:p>0.0095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 agrees last min ext</text:p>
          </table:table-cell>
          <table:table-cell table:number-columns-repeated="9"/>
        </table:table-row>
        <table:table-row table:style-name="ro1">
          <table:table-cell table:formula="of:=[.G45]" office:value-type="float" office:value="0.003645" calcext:value-type="float">
            <text:p>0.00364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10]*[.B110]" office:value-type="float" office:value="0.0025515" calcext:value-type="float">
            <text:p>0.0025515</text:p>
          </table:table-cell>
          <table:table-cell table:number-columns-repeated="3"/>
        </table:table-row>
        <table:table-row table:style-name="ro1">
          <table:table-cell table:formula="of:=[.G39]" office:value-type="float" office:value="0.02835" calcext:value-type="float">
            <text:p>0.0283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11]*[.B111]" office:value-type="float" office:value="0.019845" calcext:value-type="float">
            <text:p>0.019845</text:p>
          </table:table-cell>
          <table:table-cell table:number-columns-repeated="3"/>
        </table:table-row>
        <table:table-row table:style-name="ro1">
          <table:table-cell table:formula="of:=[.G84]" office:value-type="float" office:value="0.0669825" calcext:value-type="float">
            <text:p>0.066982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12]*[.B112]" office:value-type="float" office:value="0.0133965" calcext:value-type="float">
            <text:p>0.013396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0:.G112])" office:value-type="float" office:value="0.035793" calcext:value-type="float">
            <text:p>0.03579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and orig backstop</text:p>
          </table:table-cell>
          <table:table-cell table:number-columns-repeated="9"/>
        </table:table-row>
        <table:table-row table:style-name="ro1">
          <table:table-cell table:formula="of:=[.G23]" office:value-type="float" office:value="0.018225" calcext:value-type="float">
            <text:p>0.018225</text:p>
          </table:table-cell>
          <table:table-cell table:number-columns-repeated="5"/>
          <table:table-cell table:style-name="ce1" table:formula="of:=[.A118]" office:value-type="float" office:value="0.018225" calcext:value-type="float">
            <text:p>0.018225</text:p>
          </table:table-cell>
          <table:table-cell table:formula="of:=[.G118]*100" office:value-type="float" office:value="1.8225" calcext:value-type="float">
            <text:p>1.8225</text:p>
          </table:table-cell>
          <table:table-cell table:style-name="ce2" table:formula="of:=[.H118]" office:value-type="float" office:value="1.8225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Deal agri backstop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42]" office:value-type="float" office:value="0.008505" calcext:value-type="float">
            <text:p>0.008505</text:p>
          </table:table-cell>
          <table:table-cell table:number-columns-repeated="5"/>
          <table:table-cell table:style-name="ce1" table:formula="of:=[.A121]" office:value-type="float" office:value="0.008505" calcext:value-type="float">
            <text:p>0.008505</text:p>
          </table:table-cell>
          <table:table-cell table:formula="of:=[.G121]*100" office:value-type="float" office:value="0.8505" calcext:value-type="float">
            <text:p>0.8505</text:p>
          </table:table-cell>
          <table:table-cell table:style-name="ce2" table:formula="of:=[.H121]" office:value-type="float" office:value="0.850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in late Oct or later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90]" office:value-type="float" office:value="0.014066325" calcext:value-type="float">
            <text:p>0.014066325</text:p>
          </table:table-cell>
          <table:table-cell table:number-columns-repeated="5"/>
          <table:table-cell table:formula="of:=[.A124]" office:value-type="float" office:value="0.014066325" calcext:value-type="float">
            <text:p>0.01406632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8]" office:value-type="float" office:value="0.0937755000000001" calcext:value-type="float">
            <text:p>0.0937755</text:p>
          </table:table-cell>
          <table:table-cell table:number-columns-repeated="5"/>
          <table:table-cell table:formula="of:=[.A125]" office:value-type="float" office:value="0.0937755000000001" calcext:value-type="float">
            <text:p>0.093775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3]" office:value-type="float" office:value="0.34992" calcext:value-type="float">
            <text:p>0.34992</text:p>
          </table:table-cell>
          <table:table-cell table:number-columns-repeated="5"/>
          <table:table-cell table:formula="of:=[.A126]" office:value-type="float" office:value="0.34992" calcext:value-type="float">
            <text:p>0.3499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57]" office:value-type="float" office:value="0.0648" calcext:value-type="float">
            <text:p>0.0648</text:p>
          </table:table-cell>
          <table:table-cell table:number-columns-repeated="5"/>
          <table:table-cell table:formula="of:=[.A127]" office:value-type="float" office:value="0.0648" calcext:value-type="float">
            <text:p>0.0648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24:.G127])" office:value-type="float" office:value="0.522561825" calcext:value-type="float">
            <text:p>0.522561825</text:p>
          </table:table-cell>
          <table:table-cell table:formula="of:=[.G128]*100" office:value-type="float" office:value="52.2561825" calcext:value-type="float">
            <text:p>52.2561825</text:p>
          </table:table-cell>
          <table:table-cell table:style-name="ce2" table:formula="of:=[.H128]" office:value-type="float" office:value="52.2561825" calcext:value-type="float">
            <text:p>5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mid Oc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51]" office:value-type="float" office:value="0.1944" calcext:value-type="float">
            <text:p>0.1944</text:p>
          </table:table-cell>
          <table:table-cell table:number-columns-repeated="5"/>
          <table:table-cell table:formula="of:=[.A131]" office:value-type="float" office:value="0.1944" calcext:value-type="float">
            <text:p>0.194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0]" office:value-type="float" office:value="0.03888" calcext:value-type="float">
            <text:p>0.03888</text:p>
          </table:table-cell>
          <table:table-cell table:number-columns-repeated="5"/>
          <table:table-cell table:formula="of:=[.A132]" office:value-type="float" office:value="0.03888" calcext:value-type="float">
            <text:p>0.0388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9]" office:value-type="float" office:value="0.07" calcext:value-type="float">
            <text:p>0.07</text:p>
          </table:table-cell>
          <table:table-cell table:number-columns-repeated="5"/>
          <table:table-cell table:formula="of:=[.A133]" office:value-type="float" office:value="0.07" calcext:value-type="float">
            <text:p>0.07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31:.G133])" office:value-type="float" office:value="0.30328" calcext:value-type="float">
            <text:p>0.30328</text:p>
          </table:table-cell>
          <table:table-cell table:formula="of:=[.G134]*100" office:value-type="float" office:value="30.328" calcext:value-type="float">
            <text:p>30.328</text:p>
          </table:table-cell>
          <table:table-cell table:style-name="ce2" table:formula="of:=[.H134]" office:value-type="float" office:value="30.328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5"/>
          <table:table-cell table:style-name="ce1"/>
          <table:table-cell/>
          <table:table-cell table:style-name="ce2"/>
          <table:table-cell/>
        </table:table-row>
        <table:table-row table:style-name="ro1">
          <table:table-cell table:formula="of:=[.G100]" office:value-type="float" office:value="0.0312585" calcext:value-type="float">
            <text:p>0.0312585</text:p>
          </table:table-cell>
          <table:table-cell table:number-columns-repeated="5"/>
          <table:table-cell table:style-name="ce1" table:formula="of:=[.A137]" office:value-type="float" office:value="0.0312585" calcext:value-type="float">
            <text:p>0.0312585</text:p>
          </table:table-cell>
          <table:table-cell table:formula="of:=[.G137]*100" office:value-type="float" office:value="3.12585" calcext:value-type="float">
            <text:p>3.12585</text:p>
          </table:table-cell>
          <table:table-cell table:style-name="ce2" table:formula="of:=[.H137]" office:value-type="float" office:value="3.12585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Brexit with May’s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3]" office:value-type="float" office:value="0.01562925" calcext:value-type="float">
            <text:p>0.01562925</text:p>
          </table:table-cell>
          <table:table-cell table:number-columns-repeated="5"/>
          <table:table-cell table:style-name="ce1" table:formula="of:=[.A140]" office:value-type="float" office:value="0.01562925" calcext:value-type="float">
            <text:p>0.01562925</text:p>
          </table:table-cell>
          <table:table-cell table:formula="of:=[.G140]*100" office:value-type="float" office:value="1.562925" calcext:value-type="float">
            <text:p>1.562925</text:p>
          </table:table-cell>
          <table:table-cell table:style-name="ce2" table:formula="of:=[.H140]" office:value-type="float" office:value="1.562925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93]" office:value-type="float" office:value="0.001562925" calcext:value-type="float">
            <text:p>0.001562925</text:p>
          </table:table-cell>
          <table:table-cell table:number-columns-repeated="5"/>
          <table:table-cell table:style-name="ce3" table:formula="of:=[.A143]" office:value-type="float" office:value="0.001562925" calcext:value-type="float">
            <text:p>0.00156292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84]" office:value-type="float" office:value="0.0669825" calcext:value-type="float">
            <text:p>0.066982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144]*[.B144]" office:value-type="float" office:value="0.053586" calcext:value-type="float">
            <text:p>0.05358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8]" office:value-type="float" office:value="0.00959850000000001" calcext:value-type="float">
            <text:p>0.0095985</text:p>
          </table:table-cell>
          <table:table-cell table:number-columns-repeated="5"/>
          <table:table-cell table:style-name="ce3" table:formula="of:=[.A145]" office:value-type="float" office:value="0.00959850000000001" calcext:value-type="float">
            <text:p>0.009598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43:.G145])" office:value-type="float" office:value="0.064747425" calcext:value-type="float">
            <text:p>0.064747425</text:p>
          </table:table-cell>
          <table:table-cell table:formula="of:=[.G146]*100" office:value-type="float" office:value="6.4747425" calcext:value-type="float">
            <text:p>6.4747425</text:p>
          </table:table-cell>
          <table:table-cell table:style-name="ce2" table:formula="of:=[.H146]" office:value-type="float" office:value="6.4747425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13]" office:value-type="float" office:value="0.035793" calcext:value-type="float">
            <text:p>0.035793</text:p>
          </table:table-cell>
          <table:table-cell table:number-columns-repeated="5"/>
          <table:table-cell table:style-name="ce1" table:formula="of:=[.A148]" office:value-type="float" office:value="0.035793" calcext:value-type="float">
            <text:p>0.035793</text:p>
          </table:table-cell>
          <table:table-cell table:formula="of:=[.G148]*100" office:value-type="float" office:value="3.5793" calcext:value-type="float">
            <text:p>3.5793</text:p>
          </table:table-cell>
          <table:table-cell table:style-name="ce2" table:formula="of:=[.H148]" office:value-type="float" office:value="3.5793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formula="of:=SUM([.H118:.H148])" office:value-type="float" office:value="100" calcext:value-type="float">
            <text:p>100</text:p>
          </table:table-cell>
          <table:table-cell/>
          <table:table-cell table:formula="of:=SUM([.J118:.J14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0:56:22.681329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03T22:34:45.918936898</meta:creation-date>
    <meta:generator>LibreOffice/6.2.0.3$MacOSX_X86_64 LibreOffice_project/98c6a8a1c6c7b144ce3cc729e34964b47ce25d62</meta:generator>
    <dc:date>2019-09-04T11:47:56.699655355</dc:date>
    <dc:creator>Jon Worth</dc:creator>
    <meta:editing-duration>PT5M11S</meta:editing-duration>
    <meta:editing-cycles>2</meta:editing-cycles>
    <meta:document-statistic meta:table-count="1" meta:cell-count="228" meta:object-count="0"/>
  </office:meta>
</office:document-meta>
</file>